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395" officeooo:paragraph-rsid="00075395"/>
    </style:style>
    <style:style style:name="P2" style:family="paragraph" style:parent-style-name="Standard">
      <style:text-properties officeooo:rsid="00094e09" officeooo:paragraph-rsid="00075395"/>
    </style:style>
    <style:style style:name="P3" style:family="paragraph" style:parent-style-name="Standard">
      <style:text-properties officeooo:rsid="00094e09" officeooo:paragraph-rsid="00094e09"/>
    </style:style>
    <style:style style:name="P4" style:family="paragraph" style:parent-style-name="Standard">
      <style:text-properties officeooo:rsid="00075395" officeooo:paragraph-rsid="00075395"/>
    </style:style>
    <style:style style:name="P5" style:family="paragraph" style:parent-style-name="Standard">
      <style:text-properties fo:font-weight="bold" officeooo:rsid="00075395" officeooo:paragraph-rsid="00075395" style:font-weight-asian="bold" style:font-weight-complex="bold"/>
    </style:style>
    <style:style style:name="T1" style:family="text">
      <style:text-properties officeooo:rsid="00095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ОСТ</text:p>
      <text:p text:style-name="P1">не горит — прибор выключен</text:p>
      <text:p text:style-name="P1">мигает — прибор включен, сигнала на запуск нет</text:p>
      <text:p text:style-name="P1">горит — прибор включен, есть сигнал на запуск</text:p>
      <text:p text:style-name="P1"/>
      <text:p text:style-name="P5">РАБОТА</text:p>
      <text:p text:style-name="P1">не горит — генератор не запущен</text:p>
      <text:p text:style-name="P1">горит — генератор запущен</text:p>
      <text:p text:style-name="P1"/>
      <text:p text:style-name="P5">ВЫХОД</text:p>
      <text:p text:style-name="P1">мигает — выход 220 В отключен (прогрев/охлаждение генератора)</text:p>
      <text:p text:style-name="P1">горит — выход 220 В подключен к генератору</text:p>
      <text:p text:style-name="P1">при выключенном приборе выход 220 В всегда подключен к генератору</text:p>
      <text:p text:style-name="P1"/>
      <text:p text:style-name="P5">ПУСК</text:p>
      <text:p text:style-name="P1">горит — включен стартер генератора</text:p>
      <text:p text:style-name="P1">мигает — пауза между попытками пуска</text:p>
      <text:p text:style-name="P1"/>
      <text:p text:style-name="P5">СТОП</text:p>
      <text:p text:style-name="P1">горит — глушение генератора</text:p>
      <text:p text:style-name="P1"/>
      <text:p text:style-name="P5">ПУСК (ошибка)</text:p>
      <text:p text:style-name="P1">горит — превышено количество попыток запуска</text:p>
      <text:p text:style-name="P1"/>
      <text:p text:style-name="P5">СТОП <text:span text:style-name="T1">(ошибка)</text:span></text:p>
      <text:p text:style-name="P1">горит — превышено <text:span text:style-name="T1">максимальное</text:span> время глушения генератора</text:p>
      <text:p text:style-name="P1"/>
      <text:p text:style-name="P1"/>
      <text:p text:style-name="P1">Настройки по умолчанию</text:p>
      <text:p text:style-name="P1">Время работы стартера — 3 с</text:p>
      <text:p text:style-name="P1">Пауза между попытками пуска — 10 с</text:p>
      <text:p text:style-name="P1">Количество попыток пуска — 5</text:p>
      <text:p text:style-name="P1">Максимальное время глушения — 20 с</text:p>
      <text:p text:style-name="P1">Время прогрева — 3 мин</text:p>
      <text:p text:style-name="P1">Время охлаждения — 3 мин</text:p>
      <text:p text:style-name="P2"/>
      <text:p text:style-name="P2"/>
      <text:p text:style-name="P3">https://github.com/dkhlystov/avr-laz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7T14:33:47.378135222</meta:creation-date>
    <dc:date>2024-07-18T20:05:32.891135761</dc:date>
    <meta:editing-duration>PT6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14" meta:character-count="815" meta:non-whitespace-character-count="711"/>
  </office:meta>
</office:document-meta>
</file>